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48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1" table:number-columns-repeated="1017" table:default-cell-style-name="Default"/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Portal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Credential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3" office:value-type="date" office:date-value="2020-06-12" calcext:value-type="date">
            <text:p>12/06/20</text:p>
          </table:table-cell>
          <table:table-cell office:value-type="string" calcext:value-type="string">
            <text:p>PhonePe</text:p>
          </table:table-cell>
          <table:table-cell office:value-type="string" calcext:value-type="string">
            <text:p>LinkedI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2020-06-12" calcext:value-type="date">
            <text:p>12/06/20</text:p>
          </table:table-cell>
          <table:table-cell office:value-type="string" calcext:value-type="string">
            <text:p>Cerner</text:p>
          </table:table-cell>
          <table:table-cell office:value-type="string" calcext:value-type="string">
            <text:p>LinkedIn</text:p>
          </table:table-cell>
          <table:table-cell table:number-columns-repeated="2"/>
          <table:table-cell office:value-type="string" calcext:value-type="string">
            <text:p><text:a xlink:href="mailto:N@menumber" xlink:type="simple">N@menumber</text:a>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date" office:date-value="2020-06-12" calcext:value-type="date">
            <text:p>12/06/20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mpany website</text:p>
          </table:table-cell>
          <table:table-cell table:number-columns-repeated="2"/>
          <table:table-cell office:value-type="string" calcext:value-type="string">
            <text:p><text:a xlink:href="mailto:N@menumber" xlink:type="simple">N@menumber</text:a>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date" office:date-value="2020-06-17" calcext:value-type="date">
            <text:p>17/06/20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Company website</text:p>
          </table:table-cell>
          <table:table-cell table:number-columns-repeated="2"/>
          <table:table-cell office:value-type="string" calcext:value-type="string">
            <text:p><text:a xlink:href="mailto:N@menumber" xlink:type="simple">N@menumber</text:a></text:p>
          </table:table-cell>
          <table:table-cell table:number-columns-repeated="1017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5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1:44:38.575722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08:45:48.065954552</meta:creation-date>
    <dc:date>2020-06-17T11:13:46.189413928</dc:date>
    <meta:editing-duration>P1DT5H33M9S</meta:editing-duration>
    <meta:editing-cycles>6</meta:editing-cycles>
    <meta:generator>LibreOffice/6.0.7.3$Linux_X86_64 LibreOffice_project/00m0$Build-3</meta:generator>
    <meta:document-statistic meta:table-count="1" meta:cell-count="21" meta:object-count="0"/>
  </office:meta>
</office:document-meta>
</file>